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style:font-name="Liberation Serif" style:font-name-asian="Cantarell" style:font-name-complex="Noto Nastaliq Urdu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groupe de TP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groupe de SA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ADAH kheira</text:p>
          </table:table-cell>
          <table:table-cell office:value-type="string" calcext:value-type="string">
            <text:p>NOM prénom du référent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PAYET quentin</text:p>
          </table:table-cell>
          <table:table-cell office:value-type="string" calcext:value-type="string">
            <text:p>NOM prénom étudia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BUDAK suleyman</text:p>
          </table:table-cell>
          <table:table-cell office:value-type="string" calcext:value-type="string">
            <text:p>NOM prénom étudia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ETZ ethan</text:p>
          </table:table-cell>
          <table:table-cell office:value-type="string" calcext:value-type="string">
            <text:p>NOM prénom étudian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L gabin</text:p>
          </table:table-cell>
          <table:table-cell office:value-type="string" calcext:value-type="string">
            <text:p>NOM prénom étudiant 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Quentin0312/QuanticDream" xlink:type="simple">https://github.com/Quentin0312/QuanticDream</text:a></text:p>
          </table:table-cell>
          <table:table-cell office:value-type="string" calcext:value-type="string">
            <text:p>URL du projet « GitHub »</text:p>
          </table:table-cell>
          <table:table-cell table:style-name="ce6" office:value-type="string" calcext:value-type="string">
            <text:p><text:a xlink:href="https://quentin0312.github.io/QuanticDream/" xlink:type="simple">https://quentin0312.github.io/QuanticDream/</text:a></text:p>
          </table:table-cell>
          <table:table-cell office:value-type="string" calcext:value-type="string">
            <text:p>URL du site « GitHub Pages » :</text:p>
          </table:table-cell>
        </table:table-row>
        <table:table-row table:style-name="ro1">
          <table:table-cell table:style-name="ce4" office:value-type="string" calcext:value-type="string">
            <text:p>URL <text:s/>( sélection du texte ; clic droit éditer l’hyperlien)</text:p>
          </table:table-cell>
          <table:table-cell/>
          <table:table-cell office:value-type="string" calcext:value-type="string">
            <text:p>(MENU : <text:s/>(sélection du texte) insertion / hyperlien)</text:p>
          </table:table-cell>
          <table:table-cell/>
        </table:table-row>
        <table:table-row table:style-name="ro1">
          <table:table-cell table:style-name="Default" office:value-type="string" calcext:value-type="string">
            <text:p>(MENU : <text:s/>(sélection du texte) insertion / hyperlien)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Livrable 2 :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lab.com/but1s1/Quantic_Dream" xlink:type="simple">https://gitlab.com/but1s1/Quantic_Dream</text:a></text:p>
          </table:table-cell>
          <table:table-cell office:value-type="string" calcext:value-type="string">
            <text:p>URL du projet «Gitlab»</text:p>
          </table:table-cell>
          <table:table-cell table:style-name="ce1" office:value-type="string" calcext:value-type="string">
            <text:p><text:a xlink:href="https://quantic-dream-621fd4.gitlab.io/" xlink:type="simple">https://quantic-dream-621fd4.gitlab.io/</text:a></text:p>
          </table:table-cell>
          <table:table-cell office:value-type="string" calcext:value-type="string">
            <text:p>URL du site « Gitlab Pages » :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bitbucket.org/saequanticdream/saequanticdream.bitbucket.io/src/main/" xlink:type="simple">https://bitbucket.org/saequanticdream/saequanticdream.bitbucket.io/src/main/</text:a> </text:p>
          </table:table-cell>
          <table:table-cell office:value-type="string" calcext:value-type="string">
            <text:p>URL du projet «Bitbucket»</text:p>
          </table:table-cell>
          <table:table-cell table:style-name="ce1" office:value-type="string" calcext:value-type="string">
            <text:p><text:a xlink:href="https://saequanticdream.bitbucket.io/" xlink:type="simple">https://saequanticdream.bitbucket.io/</text:a></text:p>
          </table:table-cell>
          <table:table-cell office:value-type="string" calcext:value-type="string">
            <text:p>URL du site «Bitbucket Pages » 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21:05:43.494686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02:22.066329585</meta:creation-date>
    <dc:date>2024-10-17T21:06:22.347372041</dc:date>
    <meta:editing-duration>PT1H1M26S</meta:editing-duration>
    <meta:editing-cycles>13</meta:editing-cycles>
    <meta:generator>LibreOffice/24.8.1.2$Linux_X86_64 LibreOffice_project/480$Build-2</meta:generator>
    <meta:document-statistic meta:table-count="1" meta:cell-count="31" meta:object-count="0"/>
  </office:meta>
</office:document-meta>
</file>